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áboa1" style:family="table">
      <style:table-properties style:width="17cm" table:align="margins" style:writing-mode="page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5pt solid #000000"/>
    </style:style>
    <style:style style:name="Táboa2" style:family="table">
      <style:table-properties style:width="17cm" table:align="margins" style:writing-mode="page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padding="0.097cm" fo:border="0.05pt solid #000000"/>
    </style:style>
    <style:style style:name="Táboa3" style:family="table">
      <style:table-properties style:width="17cm" table:align="margins" style:writing-mode="page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fo:padding="0.097cm" fo:border="0.05pt solid #000000"/>
    </style:style>
    <style:style style:name="Táboa4" style:family="table">
      <style:table-properties style:width="17cm" table:align="margins" style:writing-mode="page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fo:padding="0.097cm" fo:border="0.05pt solid #000000"/>
    </style:style>
    <style:style style:name="Táboa5" style:family="table">
      <style:table-properties style:width="17cm" table:align="margins" style:writing-mode="page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fo:padding="0.097cm" fo:border="0.05pt solid #000000"/>
    </style:style>
    <style:style style:name="Táboa6" style:family="table">
      <style:table-properties style:width="17cm" table:align="margins" style:writing-mode="page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fo:padding="0.097cm" fo:border="0.05pt solid #000000"/>
    </style:style>
    <style:style style:name="Táboa7" style:family="table">
      <style:table-properties style:width="17cm" table:align="margins" style:writing-mode="page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fo:padding="0.097cm" fo:border="0.05pt solid #000000"/>
    </style:style>
    <style:style style:name="Táboa10" style:family="table">
      <style:table-properties style:width="17cm" table:align="margins" style:writing-mode="page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fo:padding="0.097cm" fo:border="0.05pt solid #000000"/>
    </style:style>
    <style:style style:name="Táboa11" style:family="table">
      <style:table-properties style:width="17cm" table:align="margins" style:writing-mode="page"/>
    </style:style>
    <style:style style:name="Táboa11.A" style:family="table-column">
      <style:table-column-properties style:column-width="17cm" style:rel-column-width="65535*"/>
    </style:style>
    <style:style style:name="Táboa11.A1" style:family="table-cell">
      <style:table-cell-properties fo:padding="0.097cm" fo:border="0.05pt solid #000000"/>
    </style:style>
    <style:style style:name="Táboa29" style:family="table">
      <style:table-properties style:width="17cm" table:align="margins" style:writing-mode="page"/>
    </style:style>
    <style:style style:name="Táboa29.A" style:family="table-column">
      <style:table-column-properties style:column-width="17cm" style:rel-column-width="65535*"/>
    </style:style>
    <style:style style:name="Táboa29.A1" style:family="table-cell">
      <style:table-cell-properties fo:padding="0.097cm" fo:border="0.05pt solid #000000"/>
    </style:style>
    <style:style style:name="Táboa30" style:family="table">
      <style:table-properties style:width="17cm" table:align="margins" style:writing-mode="page"/>
    </style:style>
    <style:style style:name="Táboa30.A" style:family="table-column">
      <style:table-column-properties style:column-width="17cm" style:rel-column-width="65535*"/>
    </style:style>
    <style:style style:name="Táboa30.A1" style:family="table-cell">
      <style:table-cell-properties fo:padding="0.097cm" fo:border="0.05pt solid #000000"/>
    </style:style>
    <style:style style:name="Táboa12" style:family="table">
      <style:table-properties style:width="17cm" table:align="margins" style:writing-mode="page"/>
    </style:style>
    <style:style style:name="Táboa12.A" style:family="table-column">
      <style:table-column-properties style:column-width="17cm" style:rel-column-width="65535*"/>
    </style:style>
    <style:style style:name="Táboa12.A1" style:family="table-cell">
      <style:table-cell-properties fo:padding="0.097cm" fo:border="0.05pt solid #000000"/>
    </style:style>
    <style:style style:name="Táboa13" style:family="table">
      <style:table-properties style:width="17cm" table:align="margins" style:writing-mode="page"/>
    </style:style>
    <style:style style:name="Táboa13.A" style:family="table-column">
      <style:table-column-properties style:column-width="17cm" style:rel-column-width="65535*"/>
    </style:style>
    <style:style style:name="Táboa13.A1" style:family="table-cell">
      <style:table-cell-properties fo:padding="0.097cm" fo:border="0.05pt solid #000000"/>
    </style:style>
    <style:style style:name="Táboa14" style:family="table">
      <style:table-properties style:width="17cm" table:align="margins" style:writing-mode="page"/>
    </style:style>
    <style:style style:name="Táboa14.A" style:family="table-column">
      <style:table-column-properties style:column-width="13.494cm" style:rel-column-width="52017*"/>
    </style:style>
    <style:style style:name="Táboa14.B" style:family="table-column">
      <style:table-column-properties style:column-width="3.507cm" style:rel-column-width="13518*"/>
    </style:style>
    <style:style style:name="Tábo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4.B1" style:family="table-cell">
      <style:table-cell-properties fo:padding="0.097cm" fo:border="0.05pt solid #000000"/>
    </style:style>
    <style:style style:name="Táboa14.A2" style:family="table-cell">
      <style:table-cell-properties fo:padding="0.097cm" fo:border-left="0.05pt solid #000000" fo:border-right="none" fo:border-top="none" fo:border-bottom="0.05pt solid #000000"/>
    </style:style>
    <style:style style:name="Tábo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7" style:family="table">
      <style:table-properties style:width="17cm" table:align="margins" style:writing-mode="page"/>
    </style:style>
    <style:style style:name="Táboa17.A" style:family="table-column">
      <style:table-column-properties style:column-width="17cm" style:rel-column-width="65535*"/>
    </style:style>
    <style:style style:name="Táboa17.A1" style:family="table-cell">
      <style:table-cell-properties fo:padding="0.097cm" fo:border="0.05pt solid #000000"/>
    </style:style>
    <style:style style:name="Táboa18" style:family="table">
      <style:table-properties style:width="17cm" table:align="margins" style:writing-mode="page"/>
    </style:style>
    <style:style style:name="Táboa18.A" style:family="table-column">
      <style:table-column-properties style:column-width="17cm" style:rel-column-width="65535*"/>
    </style:style>
    <style:style style:name="Táboa18.A1" style:family="table-cell">
      <style:table-cell-properties fo:padding="0.097cm" fo:border="0.05pt solid #000000"/>
    </style:style>
    <style:style style:name="Táboa19" style:family="table">
      <style:table-properties style:width="17cm" table:align="margins" style:writing-mode="page"/>
    </style:style>
    <style:style style:name="Táboa19.A" style:family="table-column">
      <style:table-column-properties style:column-width="17cm" style:rel-column-width="65535*"/>
    </style:style>
    <style:style style:name="Táboa19.A1" style:family="table-cell">
      <style:table-cell-properties fo:padding="0.097cm" fo:border="0.05pt solid #000000"/>
    </style:style>
    <style:style style:name="Táboa20" style:family="table">
      <style:table-properties style:width="17cm" table:align="margins" style:writing-mode="page"/>
    </style:style>
    <style:style style:name="Táboa20.A" style:family="table-column">
      <style:table-column-properties style:column-width="17cm" style:rel-column-width="65535*"/>
    </style:style>
    <style:style style:name="Táboa20.A1" style:family="table-cell">
      <style:table-cell-properties fo:padding="0.097cm" fo:border="0.05pt solid #000000"/>
    </style:style>
    <style:style style:name="Táboa21" style:family="table">
      <style:table-properties style:width="17cm" table:align="margins" style:writing-mode="page"/>
    </style:style>
    <style:style style:name="Táboa21.A" style:family="table-column">
      <style:table-column-properties style:column-width="17cm" style:rel-column-width="65535*"/>
    </style:style>
    <style:style style:name="Táboa21.A1" style:family="table-cell">
      <style:table-cell-properties fo:padding="0.097cm" fo:border="0.05pt solid #000000"/>
    </style:style>
    <style:style style:name="Táboa22" style:family="table">
      <style:table-properties style:width="17cm" table:align="margins" style:writing-mode="page"/>
    </style:style>
    <style:style style:name="Táboa22.A" style:family="table-column">
      <style:table-column-properties style:column-width="17cm" style:rel-column-width="65535*"/>
    </style:style>
    <style:style style:name="Táboa22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style:writing-mode="page"/>
      <style:text-properties officeooo:rsid="0016ba18" officeooo:paragraph-rsid="0016ba18"/>
    </style:style>
    <style:style style:name="P2" style:family="paragraph" style:parent-style-name="Standard">
      <style:paragraph-properties fo:line-height="150%" style:writing-mode="page"/>
      <style:text-properties fo:font-weight="bold" officeooo:rsid="0017b77a" officeooo:paragraph-rsid="0019750a" style:font-weight-asian="bold" style:font-weight-complex="bold"/>
    </style:style>
    <style:style style:name="P3" style:family="paragraph" style:parent-style-name="Standard">
      <style:paragraph-properties fo:line-height="150%" style:writing-mode="page"/>
      <style:text-properties fo:font-weight="bold" officeooo:rsid="001d33f7" officeooo:paragraph-rsid="001d33f7" style:font-weight-asian="bold" style:font-weight-complex="bold"/>
    </style:style>
    <style:style style:name="P4" style:family="paragraph" style:parent-style-name="Standard">
      <style:paragraph-properties fo:line-height="150%" style:writing-mode="page"/>
      <style:text-properties fo:font-weight="bold" officeooo:rsid="002d4625" officeooo:paragraph-rsid="002ec076" style:font-weight-asian="bold" style:font-weight-complex="bold"/>
    </style:style>
    <style:style style:name="P5" style:family="paragraph" style:parent-style-name="Table_20_Contents">
      <style:text-properties fo:font-weight="bold" officeooo:rsid="00203efe" officeooo:paragraph-rsid="002ec076" style:font-weight-asian="bold" style:font-weight-complex="bold"/>
    </style:style>
    <style:style style:name="P6" style:family="paragraph" style:parent-style-name="Table_20_Contents">
      <style:text-properties fo:font-weight="bold" officeooo:rsid="002127f8" officeooo:paragraph-rsid="002ec076" style:font-weight-asian="bold" style:font-weight-complex="bold"/>
    </style:style>
    <style:style style:name="P7" style:family="paragraph" style:parent-style-name="Standard">
      <style:paragraph-properties fo:line-height="150%" style:writing-mode="page"/>
      <style:text-properties fo:font-weight="normal" officeooo:rsid="0017b77a" officeooo:paragraph-rsid="0019750a" style:font-weight-asian="normal" style:font-weight-complex="normal"/>
    </style:style>
    <style:style style:name="P8" style:family="paragraph" style:parent-style-name="Standard">
      <style:paragraph-properties fo:line-height="150%" style:writing-mode="page"/>
      <style:text-properties fo:font-weight="normal" officeooo:rsid="001e73ff" officeooo:paragraph-rsid="00203efe" style:font-weight-asian="normal" style:font-weight-complex="normal"/>
    </style:style>
    <style:style style:name="P9" style:family="paragraph" style:parent-style-name="Standard">
      <style:paragraph-properties fo:line-height="150%" style:writing-mode="page"/>
      <style:text-properties fo:font-weight="normal" officeooo:rsid="001e73ff" officeooo:paragraph-rsid="00310afc" style:font-weight-asian="normal" style:font-weight-complex="normal"/>
    </style:style>
    <style:style style:name="P10" style:family="paragraph" style:parent-style-name="Text_20_body">
      <style:paragraph-properties fo:line-height="150%" style:writing-mode="page"/>
      <style:text-properties fo:font-weight="normal" officeooo:rsid="001e73ff" officeooo:paragraph-rsid="00310afc" style:font-weight-asian="normal" style:font-weight-complex="normal"/>
    </style:style>
    <style:style style:name="P11" style:family="paragraph" style:parent-style-name="Standard">
      <style:paragraph-properties fo:line-height="150%" style:writing-mode="page"/>
      <style:text-properties fo:font-weight="normal" officeooo:rsid="001e73ff" officeooo:paragraph-rsid="0023024a" style:font-weight-asian="normal" style:font-weight-complex="normal"/>
    </style:style>
    <style:style style:name="P12" style:family="paragraph" style:parent-style-name="Text_20_body">
      <style:paragraph-properties fo:line-height="150%" style:writing-mode="page"/>
      <style:text-properties fo:font-weight="normal" officeooo:rsid="001e73ff" officeooo:paragraph-rsid="0023024a" style:font-weight-asian="normal" style:font-weight-complex="normal"/>
    </style:style>
    <style:style style:name="P13" style:family="paragraph" style:parent-style-name="Standard">
      <style:paragraph-properties fo:line-height="150%" style:writing-mode="page"/>
      <style:text-properties fo:font-weight="normal" officeooo:rsid="00202ce5" officeooo:paragraph-rsid="00202ce5" style:font-weight-asian="normal" style:font-weight-complex="normal"/>
    </style:style>
    <style:style style:name="P14" style:family="paragraph" style:parent-style-name="Standard">
      <style:paragraph-properties fo:line-height="150%" style:writing-mode="page"/>
      <style:text-properties fo:font-weight="normal" officeooo:rsid="002ec076" officeooo:paragraph-rsid="002ec076" style:font-weight-asian="normal" style:font-weight-complex="normal"/>
    </style:style>
    <style:style style:name="P15" style:family="paragraph" style:parent-style-name="Standard">
      <style:paragraph-properties fo:line-height="150%" style:writing-mode="page"/>
      <style:text-properties fo:font-weight="normal" officeooo:rsid="002ec076" officeooo:paragraph-rsid="00310afc" style:font-weight-asian="normal" style:font-weight-complex="normal"/>
    </style:style>
    <style:style style:name="P16" style:family="paragraph" style:parent-style-name="Standard">
      <style:paragraph-properties fo:line-height="150%" style:writing-mode="page"/>
      <style:text-properties fo:font-weight="normal" officeooo:rsid="00250dea" officeooo:paragraph-rsid="00310afc" style:font-weight-asian="normal" style:font-weight-complex="normal"/>
    </style:style>
    <style:style style:name="P17" style:family="paragraph" style:parent-style-name="Standard">
      <style:paragraph-properties fo:line-height="150%" style:writing-mode="page"/>
      <style:text-properties fo:font-weight="normal" officeooo:rsid="002b8347" officeooo:paragraph-rsid="002b8347" style:font-weight-asian="normal" style:font-weight-complex="normal"/>
    </style:style>
    <style:style style:name="P18" style:family="paragraph" style:parent-style-name="Standard">
      <style:paragraph-properties fo:line-height="150%" style:writing-mode="page"/>
      <style:text-properties fo:font-weight="normal" officeooo:rsid="0031cb08" officeooo:paragraph-rsid="00310afc" style:font-weight-asian="normal" style:font-weight-complex="normal"/>
    </style:style>
    <style:style style:name="P19" style:family="paragraph" style:parent-style-name="Standard">
      <style:paragraph-properties fo:margin-left="1.251cm" fo:margin-right="0cm" fo:line-height="150%" fo:text-indent="0cm" style:auto-text-indent="false" style:writing-mode="page"/>
      <style:text-properties fo:font-weight="normal" officeooo:rsid="002ae174" officeooo:paragraph-rsid="0019750a" style:font-weight-asian="normal" style:font-weight-complex="normal"/>
    </style:style>
    <style:style style:name="P20" style:family="paragraph" style:parent-style-name="Standard">
      <style:paragraph-properties fo:line-height="150%" style:writing-mode="page"/>
      <style:text-properties fo:language="gl" fo:country="ES" fo:font-weight="normal" officeooo:rsid="0023f487" officeooo:paragraph-rsid="002ec076" style:font-weight-asian="normal" style:font-weight-complex="normal"/>
    </style:style>
    <style:style style:name="P21" style:family="paragraph" style:parent-style-name="Standard">
      <style:paragraph-properties fo:line-height="150%" style:writing-mode="page"/>
      <style:text-properties fo:language="gl" fo:country="ES" fo:font-weight="normal" officeooo:rsid="0023f487" officeooo:paragraph-rsid="0036b9f2" style:font-weight-asian="normal" style:font-weight-complex="normal"/>
    </style:style>
    <style:style style:name="P22" style:family="paragraph" style:parent-style-name="Standard">
      <style:paragraph-properties fo:line-height="150%" style:writing-mode="page"/>
      <style:text-properties fo:language="gl" fo:country="ES" fo:font-weight="normal" officeooo:rsid="0023024a" officeooo:paragraph-rsid="0023024a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language="gl" fo:country="ES" fo:font-weight="normal" officeooo:paragraph-rsid="002ec076" style:font-weight-asian="normal" style:font-weight-complex="normal"/>
    </style:style>
    <style:style style:name="P24" style:family="paragraph" style:parent-style-name="Standard">
      <style:paragraph-properties fo:line-height="150%" style:writing-mode="page"/>
      <style:text-properties fo:language="gl" fo:country="ES" fo:font-weight="normal" officeooo:rsid="003c7d82" officeooo:paragraph-rsid="003c7d82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language="gl" fo:country="ES" fo:font-weight="bold" officeooo:paragraph-rsid="002ec076" style:font-weight-asian="bold" style:font-weight-complex="bold"/>
    </style:style>
    <style:style style:name="P26" style:family="paragraph" style:parent-style-name="Standard">
      <style:paragraph-properties fo:line-height="150%" style:writing-mode="page"/>
      <style:text-properties fo:language="gl" fo:country="ES" fo:font-weight="bold" officeooo:rsid="001e73ff" officeooo:paragraph-rsid="0036b9f2" style:font-weight-asian="bold" style:font-weight-complex="bold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officeooo:rsid="00203efe" officeooo:paragraph-rsid="00203efe"/>
    </style:style>
    <style:style style:name="P28" style:family="paragraph" style:parent-style-name="Table_20_Contents">
      <style:paragraph-properties fo:margin-left="1.251cm" fo:margin-right="0cm" fo:text-indent="0cm" style:auto-text-indent="false"/>
      <style:text-properties officeooo:rsid="00203efe" officeooo:paragraph-rsid="0034d96a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1" fo:font-size="12pt" fo:language="gl" fo:country="ES" fo:font-weight="normal" officeooo:paragraph-rsid="002ec076" style:font-name-asian="Consolas" style:font-size-asian="12pt" style:font-weight-asian="normal" style:font-name-complex="Consolas" style:font-size-complex="12pt" style:font-weight-complex="normal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</style:style>
    <style:style style:name="P32" style:family="paragraph" style:parent-style-name="Standard" style:list-style-name="L1">
      <style:paragraph-properties fo:line-height="150%" style:writing-mode="page"/>
      <style:text-properties fo:font-weight="normal" officeooo:rsid="0017b77a" officeooo:paragraph-rsid="001baac5" style:font-weight-asian="normal" style:font-weight-complex="normal"/>
    </style:style>
    <style:style style:name="P33" style:family="paragraph" style:parent-style-name="Standard" style:list-style-name="L1">
      <style:paragraph-properties fo:line-height="150%" style:writing-mode="page"/>
      <style:text-properties fo:font-weight="normal" officeooo:rsid="001baac5" officeooo:paragraph-rsid="001baac5" style:font-weight-asian="normal" style:font-weight-complex="normal"/>
    </style:style>
    <style:style style:name="P34" style:family="paragraph" style:parent-style-name="Standard" style:list-style-name="L1">
      <style:paragraph-properties fo:line-height="150%" style:writing-mode="page"/>
      <style:text-properties fo:font-weight="normal" officeooo:rsid="001baac5" officeooo:paragraph-rsid="001d33f7" style:font-weight-asian="normal" style:font-weight-complex="normal"/>
    </style:style>
    <style:style style:name="P35" style:family="paragraph" style:parent-style-name="Standard" style:list-style-name="L1">
      <style:paragraph-properties fo:line-height="150%" style:writing-mode="page"/>
      <style:text-properties fo:font-weight="normal" officeooo:rsid="001d33f7" officeooo:paragraph-rsid="001d33f7" style:font-weight-asian="normal" style:font-weight-complex="normal"/>
    </style:style>
    <style:style style:name="P36" style:family="paragraph" style:parent-style-name="Standard" style:list-style-name="L1">
      <style:paragraph-properties fo:line-height="150%" style:writing-mode="page"/>
      <style:text-properties fo:font-weight="normal" officeooo:rsid="001d33f7" officeooo:paragraph-rsid="00202ce5" style:font-weight-asian="normal" style:font-weight-complex="normal"/>
    </style:style>
    <style:style style:name="P37" style:family="paragraph" style:parent-style-name="Standard" style:list-style-name="L1">
      <style:paragraph-properties fo:line-height="150%" style:writing-mode="page"/>
      <style:text-properties fo:font-weight="normal" officeooo:rsid="001d33f7" officeooo:paragraph-rsid="0034d96a" style:font-weight-asian="normal" style:font-weight-complex="normal"/>
    </style:style>
    <style:style style:name="P38" style:family="paragraph" style:parent-style-name="Standard" style:list-style-name="L1" style:master-page-name="">
      <style:paragraph-properties fo:line-height="150%" style:page-number="auto" fo:keep-with-next="always" style:writing-mode="page"/>
      <style:text-properties fo:font-weight="normal" officeooo:rsid="001d33f7" officeooo:paragraph-rsid="00203efe" style:font-weight-asian="normal" style:font-weight-complex="normal"/>
    </style:style>
    <style:style style:name="P39" style:family="paragraph" style:parent-style-name="Standard" style:list-style-name="L1">
      <style:paragraph-properties fo:line-height="150%" fo:keep-with-next="always" style:writing-mode="page"/>
      <style:text-properties fo:font-weight="normal" officeooo:rsid="001d33f7" officeooo:paragraph-rsid="00310afc" style:font-weight-asian="normal" style:font-weight-complex="normal"/>
    </style:style>
    <style:style style:name="P40" style:family="paragraph" style:parent-style-name="Standard" style:list-style-name="L1" style:master-page-name="">
      <style:paragraph-properties fo:line-height="150%" style:page-number="auto" fo:keep-with-next="always" style:writing-mode="page"/>
      <style:text-properties fo:font-weight="normal" officeooo:rsid="001d33f7" officeooo:paragraph-rsid="00310afc" style:font-weight-asian="normal" style:font-weight-complex="normal"/>
    </style:style>
    <style:style style:name="P41" style:family="paragraph" style:parent-style-name="Standard" style:list-style-name="L1">
      <style:paragraph-properties fo:line-height="150%" style:writing-mode="page"/>
      <style:text-properties fo:font-weight="normal" officeooo:rsid="00385e66" officeooo:paragraph-rsid="00385e66" style:font-weight-asian="normal" style:font-weight-complex="normal"/>
    </style:style>
    <style:style style:name="P42" style:family="paragraph" style:parent-style-name="Standard" style:list-style-name="L1">
      <style:paragraph-properties fo:line-height="150%" style:writing-mode="page"/>
      <style:text-properties fo:font-weight="normal" officeooo:rsid="002ae174" officeooo:paragraph-rsid="002ae174" style:font-weight-asian="normal" style:font-weight-complex="normal"/>
    </style:style>
    <style:style style:name="P43" style:family="paragraph" style:parent-style-name="Standard" style:list-style-name="L1">
      <style:paragraph-properties fo:line-height="150%" style:writing-mode="page"/>
      <style:text-properties fo:font-weight="normal" officeooo:rsid="001e73ff" officeooo:paragraph-rsid="0034d96a" style:font-weight-asian="normal" style:font-weight-complex="normal"/>
    </style:style>
    <style:style style:name="P44" style:family="paragraph" style:parent-style-name="Standard" style:list-style-name="L1">
      <style:paragraph-properties fo:line-height="150%" style:writing-mode="page"/>
      <style:text-properties fo:font-weight="normal" officeooo:rsid="001e73ff" officeooo:paragraph-rsid="00203efe" style:font-weight-asian="normal" style:font-weight-complex="normal"/>
    </style:style>
    <style:style style:name="P45" style:family="paragraph" style:parent-style-name="Standard" style:list-style-name="L1">
      <style:paragraph-properties fo:line-height="150%" fo:keep-with-next="always" style:writing-mode="page"/>
      <style:text-properties fo:font-weight="normal" officeooo:rsid="001e73ff" officeooo:paragraph-rsid="0023024a" style:font-weight-asian="normal" style:font-weight-complex="normal"/>
    </style:style>
    <style:style style:name="P46" style:family="paragraph" style:parent-style-name="Standard" style:list-style-name="L1" style:master-page-name="">
      <style:paragraph-properties fo:line-height="150%" style:page-number="auto" fo:keep-with-next="always" style:writing-mode="page"/>
      <style:text-properties fo:font-weight="normal" officeooo:rsid="001e73ff" officeooo:paragraph-rsid="0023024a" style:font-weight-asian="normal" style:font-weight-complex="normal"/>
    </style:style>
    <style:style style:name="P47" style:family="paragraph" style:parent-style-name="Standard" style:list-style-name="L1">
      <style:paragraph-properties fo:line-height="150%" style:writing-mode="page"/>
      <style:text-properties fo:font-weight="normal" officeooo:rsid="001e73ff" officeooo:paragraph-rsid="0023024a" style:font-weight-asian="normal" style:font-weight-complex="normal"/>
    </style:style>
    <style:style style:name="P48" style:family="paragraph" style:parent-style-name="Standard" style:list-style-name="L1">
      <style:paragraph-properties fo:line-height="150%" style:writing-mode="page"/>
      <style:text-properties fo:font-weight="normal" officeooo:rsid="001e73ff" officeooo:paragraph-rsid="00310afc" style:font-weight-asian="normal" style:font-weight-complex="normal"/>
    </style:style>
    <style:style style:name="P49" style:family="paragraph" style:parent-style-name="Standard" style:list-style-name="L1">
      <style:paragraph-properties fo:line-height="150%" style:writing-mode="page"/>
      <style:text-properties fo:font-weight="normal" officeooo:rsid="00203efe" officeooo:paragraph-rsid="00203efe" style:font-weight-asian="normal" style:font-weight-complex="normal"/>
    </style:style>
    <style:style style:name="P50" style:family="paragraph" style:parent-style-name="Standard" style:list-style-name="L2" style:master-page-name="">
      <style:paragraph-properties fo:line-height="150%" style:page-number="auto" style:writing-mode="page"/>
      <style:text-properties fo:font-weight="normal" officeooo:rsid="00250dea" officeooo:paragraph-rsid="00310afc" style:font-weight-asian="normal" style:font-weight-complex="normal"/>
    </style:style>
    <style:style style:name="P51" style:family="paragraph" style:parent-style-name="Standard" style:list-style-name="L2">
      <style:paragraph-properties fo:line-height="150%" style:writing-mode="page"/>
      <style:text-properties fo:font-weight="normal" officeooo:rsid="0031cb08" officeooo:paragraph-rsid="0031cb08" style:font-weight-asian="normal" style:font-weight-complex="normal"/>
    </style:style>
    <style:style style:name="P52" style:family="paragraph" style:parent-style-name="Standard" style:list-style-name="L1">
      <style:paragraph-properties fo:line-height="150%" style:writing-mode="page"/>
      <style:text-properties fo:font-weight="normal" officeooo:rsid="003d94bd" officeooo:paragraph-rsid="003d94bd" style:font-weight-asian="normal" style:font-weight-complex="normal"/>
    </style:style>
    <style:style style:name="P53" style:family="paragraph" style:parent-style-name="Standard" style:list-style-name="L1">
      <style:paragraph-properties fo:line-height="150%" style:writing-mode="page"/>
      <style:text-properties officeooo:paragraph-rsid="001baac5"/>
    </style:style>
    <style:style style:name="P54" style:family="paragraph" style:parent-style-name="Standard" style:list-style-name="L2">
      <style:paragraph-properties fo:line-height="150%" style:writing-mode="page"/>
      <style:text-properties officeooo:paragraph-rsid="0031cb08"/>
    </style:style>
    <style:style style:name="P55" style:family="paragraph" style:parent-style-name="Standard" style:list-style-name="L1">
      <style:paragraph-properties fo:line-height="150%" style:writing-mode="page"/>
      <style:text-properties fo:font-weight="bold" officeooo:rsid="0017b77a" officeooo:paragraph-rsid="0019750a" style:font-weight-asian="bold" style:font-weight-complex="bold"/>
    </style:style>
    <style:style style:name="P56" style:family="paragraph" style:parent-style-name="Standard" style:list-style-name="L1">
      <style:paragraph-properties fo:line-height="150%" style:writing-mode="page"/>
      <style:text-properties fo:font-weight="bold" officeooo:rsid="0017b77a" officeooo:paragraph-rsid="001baac5" style:font-weight-asian="bold" style:font-weight-complex="bold"/>
    </style:style>
    <style:style style:name="P57" style:family="paragraph" style:parent-style-name="Standard" style:list-style-name="L1">
      <style:paragraph-properties fo:line-height="150%" style:writing-mode="page"/>
      <style:text-properties fo:font-weight="bold" officeooo:rsid="002ae174" officeooo:paragraph-rsid="002ae174" style:font-weight-asian="bold" style:font-weight-complex="bold"/>
    </style:style>
    <style:style style:name="P58" style:family="paragraph" style:parent-style-name="Standard" style:list-style-name="L1">
      <style:paragraph-properties fo:line-height="150%" style:writing-mode="page"/>
      <style:text-properties fo:font-weight="bold" officeooo:rsid="0035b23f" officeooo:paragraph-rsid="0034d96a" style:font-weight-asian="bold" style:font-weight-complex="bold"/>
    </style:style>
    <style:style style:name="P59" style:family="paragraph" style:parent-style-name="Standard" style:list-style-name="L1">
      <style:paragraph-properties fo:line-height="150%" style:writing-mode="page"/>
      <style:text-properties fo:font-weight="bold" officeooo:rsid="00203efe" officeooo:paragraph-rsid="00203efe" style:font-weight-asian="bold" style:font-weight-complex="bold"/>
    </style:style>
    <style:style style:name="P60" style:family="paragraph" style:parent-style-name="Standard" style:list-style-name="L1">
      <style:paragraph-properties fo:line-height="150%" style:writing-mode="page"/>
      <style:text-properties fo:font-weight="bold" officeooo:rsid="003f741d" officeooo:paragraph-rsid="003f741d" style:font-weight-asian="bold" style:font-weight-complex="bold"/>
    </style:style>
    <style:style style:name="P61" style:family="paragraph" style:parent-style-name="Standard" style:list-style-name="L1">
      <style:paragraph-properties fo:line-height="150%" style:writing-mode="page"/>
      <style:text-properties officeooo:rsid="0019750a" officeooo:paragraph-rsid="0019750a"/>
    </style:style>
    <style:style style:name="P62" style:family="paragraph" style:parent-style-name="Standard" style:list-style-name="L1">
      <style:paragraph-properties fo:line-height="150%" style:writing-mode="page"/>
      <style:text-properties officeooo:rsid="001baac5" officeooo:paragraph-rsid="001baac5"/>
    </style:style>
    <style:style style:name="P63" style:family="paragraph" style:parent-style-name="Standard" style:list-style-name="L1">
      <style:paragraph-properties fo:line-height="150%" style:writing-mode="page"/>
      <style:text-properties officeooo:rsid="001baac5" officeooo:paragraph-rsid="001d33f7"/>
    </style:style>
    <style:style style:name="P64" style:family="paragraph" style:parent-style-name="Standard" style:list-style-name="L1">
      <style:paragraph-properties fo:line-height="150%" style:writing-mode="page"/>
      <style:text-properties officeooo:rsid="001d33f7" officeooo:paragraph-rsid="001d33f7"/>
    </style:style>
    <style:style style:name="P65" style:family="paragraph" style:parent-style-name="Standard" style:list-style-name="L1">
      <style:paragraph-properties fo:line-height="150%" style:writing-mode="page"/>
      <style:text-properties officeooo:rsid="00202ce5" officeooo:paragraph-rsid="00202ce5"/>
    </style:style>
    <style:style style:name="P66" style:family="paragraph" style:parent-style-name="Standard" style:list-style-name="L1">
      <style:paragraph-properties fo:line-height="150%" style:writing-mode="page"/>
      <style:text-properties fo:language="gl" fo:country="ES" fo:font-weight="normal" officeooo:rsid="001e73ff" officeooo:paragraph-rsid="0036b9f2" style:font-weight-asian="normal" style:font-weight-complex="normal"/>
    </style:style>
    <style:style style:name="P67" style:family="paragraph" style:parent-style-name="Standard" style:list-style-name="L1">
      <style:paragraph-properties fo:line-height="150%" style:writing-mode="page"/>
      <style:text-properties fo:language="gl" fo:country="ES" fo:font-weight="normal" officeooo:rsid="0023f487" officeooo:paragraph-rsid="0036b9f2" style:font-weight-asian="normal" style:font-weight-complex="normal"/>
    </style:style>
    <style:style style:name="P68" style:family="paragraph" style:parent-style-name="Standard" style:list-style-name="L2">
      <style:paragraph-properties fo:line-height="150%" style:writing-mode="page"/>
      <style:text-properties fo:language="gl" fo:country="ES" fo:font-weight="normal" officeooo:rsid="0023f487" officeooo:paragraph-rsid="002ec076" style:font-weight-asian="normal" style:font-weight-complex="normal"/>
    </style:style>
    <style:style style:name="P69" style:family="paragraph" style:parent-style-name="Standard" style:list-style-name="L1">
      <style:paragraph-properties fo:line-height="150%" style:writing-mode="page"/>
      <style:text-properties fo:language="gl" fo:country="ES" fo:font-weight="normal" officeooo:rsid="0024d6b0" officeooo:paragraph-rsid="0036b9f2" style:font-weight-asian="normal" style:font-weight-complex="normal"/>
    </style:style>
    <style:style style:name="P70" style:family="paragraph" style:parent-style-name="Table_20_Contents" style:list-style-name="L1">
      <style:paragraph-properties fo:margin-left="1.251cm" fo:margin-right="0cm" fo:text-indent="0cm" style:auto-text-indent="false"/>
      <style:text-properties officeooo:rsid="00203efe" officeooo:paragraph-rsid="0034d96a"/>
    </style:style>
    <style:style style:name="P71" style:family="paragraph" style:parent-style-name="Table_20_Contents" style:list-style-name="L1">
      <style:paragraph-properties fo:keep-with-next="always"/>
      <style:text-properties officeooo:rsid="0023024a" officeooo:paragraph-rsid="0023024a"/>
    </style:style>
    <style:style style:name="P72" style:family="paragraph" style:parent-style-name="Table_20_Contents" style:list-style-name="L1">
      <style:text-properties officeooo:rsid="0023024a" officeooo:paragraph-rsid="0023024a"/>
    </style:style>
    <style:style style:name="P73" style:family="paragraph" style:parent-style-name="Table_20_Contents" style:list-style-name="L1">
      <style:paragraph-properties fo:line-height="150%" style:writing-mode="page"/>
      <style:text-properties fo:language="gl" fo:country="ES" fo:font-weight="normal" officeooo:rsid="0023f487" officeooo:paragraph-rsid="0023f487" style:font-weight-asian="normal" style:font-weight-complex="normal"/>
    </style:style>
    <style:style style:name="P74" style:family="paragraph" style:parent-style-name="Table_20_Contents" style:list-style-name="L2">
      <style:paragraph-properties fo:line-height="150%" style:writing-mode="page"/>
      <style:text-properties fo:language="gl" fo:country="ES" fo:font-weight="normal" officeooo:rsid="0024d6b0" officeooo:paragraph-rsid="0024d6b0" style:font-weight-asian="normal" style:font-weight-complex="normal"/>
    </style:style>
    <style:style style:name="P75" style:family="paragraph" style:parent-style-name="Text_20_body" style:list-style-name="L1">
      <style:paragraph-properties fo:line-height="150%" style:writing-mode="page"/>
      <style:text-properties fo:font-weight="bold" officeooo:rsid="002ae174" officeooo:paragraph-rsid="002ae17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77a" style:font-weight-asian="normal" style:font-weight-complex="normal"/>
    </style:style>
    <style:style style:name="T3" style:family="text">
      <style:text-properties fo:font-weight="normal" officeooo:rsid="0019750a" style:font-weight-asian="normal" style:font-weight-complex="normal"/>
    </style:style>
    <style:style style:name="T4" style:family="text">
      <style:text-properties fo:font-weight="normal" officeooo:rsid="002ec076" style:font-weight-asian="normal" style:font-weight-complex="normal"/>
    </style:style>
    <style:style style:name="T5" style:family="text">
      <style:text-properties fo:font-weight="normal" officeooo:rsid="0031cb08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3752a4"/>
    </style:style>
    <style:style style:name="T8" style:family="text">
      <style:text-properties fo:font-variant="normal" fo:text-transform="none" fo:color="#ff0000" loext:opacity="100%" style:font-name="Times New Roman" fo:font-size="14pt" fo:letter-spacing="normal" fo:font-style="normal"/>
    </style:style>
    <style:style style:name="T9" style:family="text">
      <style:text-properties fo:font-variant="normal" fo:text-transform="none" fo:color="#ff0000" loext:opacity="100%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ff0000" loext:opacity="100%" style:font-name="Times New Roman" fo:font-size="14pt" fo:letter-spacing="normal" fo:font-style="normal" fo:font-weight="normal" officeooo:rsid="003752a4"/>
    </style:style>
    <style:style style:name="T11" style:family="text">
      <style:text-properties fo:font-variant="normal" fo:text-transform="none" fo:color="#ff0000" loext:opacity="100%" style:font-name="Times New Roman" fo:font-size="11.25pt" fo:letter-spacing="normal" fo:font-style="normal" fo:font-weight="bold"/>
    </style:style>
    <style:style style:name="T12" style:family="text">
      <style:text-properties fo:font-variant="normal" fo:text-transform="none" fo:color="#2a6099" loext:opacity="100%" style:font-name="Times New Roman" fo:font-size="14pt" fo:letter-spacing="normal" fo:font-style="normal" fo:font-weight="normal"/>
    </style:style>
    <style:style style:name="T13" style:family="text">
      <style:text-properties fo:font-variant="normal" fo:text-transform="none" fo:color="#f10d0c" loext:opacity="100%" style:font-name="Times New Roman" fo:font-size="14pt" fo:letter-spacing="normal" fo:font-style="normal" fo:font-weight="normal"/>
    </style:style>
    <style:style style:name="T14" style:family="text">
      <style:text-properties officeooo:rsid="00385e66"/>
    </style:style>
    <style:style style:name="T15" style:family="text">
      <style:text-properties officeooo:rsid="003f741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CSS</text:p>
      <text:p text:style-name="P1"/>
      <text:p text:style-name="P2">Selectores básicos</text:p>
      <text:list xml:id="list3132026147" text:style-name="L1">
        <text:list-item>
          <text:p text:style-name="P32">Indica a quen aplica estilo a seguinte regra:</text:p>
        </text:list-item>
      </text:list>
      <table:table table:name="Táboa1" table:style-name="Táboa1">
        <table:table-column table:style-name="Táboa1.A"/>
        <table:table-row>
          <table:table-cell table:style-name="Táboa1.A1" office:value-type="string">
            <text:list xml:id="list90044335874852" text:continue-numbering="true" text:style-name="L1">
              <text:list-header>
                <text:p text:style-name="P53"><text:span text:style-name="T2">p a span em { text-decoration: </text:span><text:span text:style-name="T3">overline</text:span><text:span text:style-name="T2">; }</text:span></text:p>
              </text:list-header>
            </text:list>
          </table:table-cell>
        </table:table-row>
      </table:table>
      <text:p text:style-name="P7"/>
      <text:list xml:id="list90043672739926" text:continue-numbering="true" text:style-name="L1">
        <text:list-header>
          <text:p text:style-name="P52">Ao em.</text:p>
          <text:p text:style-name="P55"/>
        </text:list-header>
        <text:list-item>
          <text:p text:style-name="P32">Indica a quen aplica estilo a seguinte regra:</text:p>
        </text:list-item>
      </text:list>
      <table:table table:name="Táboa2" table:style-name="Táboa2">
        <table:table-column table:style-name="Táboa2.A"/>
        <table:table-row>
          <table:table-cell table:style-name="Táboa2.A1" office:value-type="string">
            <text:list xml:id="list90044941110342" text:continue-numbering="true" text:style-name="L1">
              <text:list-header>
                <text:p text:style-name="P61"><text:span text:style-name="T2">p, a, span, em { text-decoration: </text:span><text:span text:style-name="T1">overline</text:span><text:span text:style-name="T2">; }</text:span></text:p>
              </text:list-header>
            </text:list>
          </table:table-cell>
        </table:table-row>
      </table:table>
      <text:p text:style-name="P7"/>
      <text:p text:style-name="P7"><text:tab/><text:span text:style-name="T7">a todas as etiquetas.</text:span></text:p>
      <text:p text:style-name="P19"/>
      <text:list xml:id="list90044348286727" text:continue-numbering="true" text:style-name="L1">
        <text:list-item>
          <text:p text:style-name="P33">Se temos a seguinte regra de estilo:</text:p>
        </text:list-item>
      </text:list>
      <table:table table:name="Táboa3" table:style-name="Táboa3">
        <table:table-column table:style-name="Táboa3.A"/>
        <table:table-row>
          <table:table-cell table:style-name="Táboa3.A1" office:value-type="string">
            <text:list xml:id="list90044680538308" text:continue-numbering="true" text:style-name="L1">
              <text:list-header>
                <text:p text:style-name="P62">p a {color: red;}</text:p>
              </text:list-header>
            </text:list>
          </table:table-cell>
        </table:table-row>
      </table:table>
      <text:list xml:id="list90045009298417" text:continue-numbering="true" text:style-name="L1">
        <text:list-header>
          <text:p text:style-name="P62"/>
          <text:p text:style-name="P62">E o seguinte código HTML:</text:p>
        </text:list-header>
      </text:list>
      <table:table table:name="Táboa4" table:style-name="Táboa4">
        <table:table-column table:style-name="Táboa4.A"/>
        <table:table-row>
          <table:table-cell table:style-name="Táboa4.A1" office:value-type="string">
            <text:list xml:id="list90044269881648" text:continue-numbering="true" text:style-name="L1">
              <text:list-header>
                <text:p text:style-name="P62">&lt;p&gt;&lt;a href="#"&gt;Enlace&lt;/a&gt;&lt;/p&gt;</text:p>
                <text:p text:style-name="P62">&lt;p&gt;&lt;span&gt;&lt;a href="#"&gt;Enlace&lt;/a&gt;&lt;/span&gt;&lt;/p&gt;</text:p>
              </text:list-header>
            </text:list>
          </table:table-cell>
        </table:table-row>
      </table:table>
      <text:list xml:id="list90044246961826" text:continue-numbering="true" text:style-name="L1">
        <text:list-header>
          <text:p text:style-name="P33"/>
          <text:p text:style-name="P33">¿Cal será a saída por pantalla?</text:p>
          <text:p text:style-name="P56"/>
          <text:list>
            <text:list-item>
              <text:list>
                <text:list-header>
                  <text:p text:style-name="P75"><text:a xlink:type="simple" xlink:href="#" text:style-name="Internet_20_link" text:visited-style-name="Visited_20_Internet_20_Link"><text:span text:style-name="T9">Enlace</text:span></text:a></text:p>
                </text:list-header>
              </text:list>
            </text:list-item>
          </text:list>
        </text:list-header>
      </text:list>
      <text:p text:style-name="P31"><text:span text:style-name="T9"><text:tab/></text:span><text:span text:style-name="T10"><text:tab/></text:span><text:a xlink:type="simple" xlink:href="#" text:style-name="Internet_20_link" text:visited-style-name="Visited_20_Internet_20_Link"><text:span text:style-name="T9">Enlace</text:span></text:a></text:p>
      <text:list xml:id="list90044069087968" text:continue-numbering="true" text:style-name="L1">
        <text:list-header>
          <text:p text:style-name="P57"/>
          <text:p text:style-name="P57"/>
        </text:list-header>
        <text:list-item>
          <text:p text:style-name="P34">Se temos a seguinte regra de estilo:</text:p>
        </text:list-item>
      </text:list>
      <table:table table:name="Táboa5" table:style-name="Táboa5">
        <table:table-column table:style-name="Táboa5.A"/>
        <table:table-row>
          <table:table-cell table:style-name="Táboa5.A1" office:value-type="string">
            <text:list xml:id="list90043389568546" text:continue-numbering="true" text:style-name="L1">
              <text:list-header>
                <text:p text:style-name="P64">p * a {color: red;}</text:p>
              </text:list-header>
            </text:list>
          </table:table-cell>
        </table:table-row>
      </table:table>
      <text:list xml:id="list90043227904832" text:continue-numbering="true" text:style-name="L1">
        <text:list-header>
          <text:p text:style-name="P63"/>
          <text:p text:style-name="P63">E o seguinte código HTML:</text:p>
        </text:list-header>
      </text:list>
      <table:table table:name="Táboa6" table:style-name="Táboa6">
        <table:table-column table:style-name="Táboa6.A"/>
        <table:table-row>
          <table:table-cell table:style-name="Táboa6.A1" office:value-type="string">
            <text:list xml:id="list90043742729083" text:continue-numbering="true" text:style-name="L1">
              <text:list-header>
                <text:p text:style-name="P63">&lt;p&gt;&lt;a href="#"&gt;Enlace&lt;/a&gt;&lt;/p&gt;</text:p>
                <text:p text:style-name="P63">&lt;p&gt;&lt;span&gt;&lt;a href="#"&gt;Enlace&lt;/a&gt;&lt;/span&gt;&lt;/p&gt;</text:p>
              </text:list-header>
            </text:list>
          </table:table-cell>
        </table:table-row>
      </table:table>
      <text:list xml:id="list90043852915543" text:continue-numbering="true" text:style-name="L1">
        <text:list-header>
          <text:p text:style-name="P34"/>
          <text:p text:style-name="P34">¿Cal será a saída por pantalla?</text:p>
          <text:p text:style-name="P35"/>
          <text:list>
            <text:list-item>
              <text:list>
                <text:list-header>
                  <text:p text:style-name="P75"><text:soft-page-break/><text:a xlink:type="simple" xlink:href="#" text:style-name="Internet_20_link" text:visited-style-name="Visited_20_Internet_20_Link"><text:span text:style-name="T12">Enlace</text:span></text:a></text:p>
                </text:list-header>
              </text:list>
            </text:list-item>
          </text:list>
        </text:list-header>
      </text:list>
      <text:p text:style-name="P31"><text:span text:style-name="T9"><text:tab/><text:tab/></text:span><text:a xlink:type="simple" xlink:href="#" text:style-name="Internet_20_link" text:visited-style-name="Visited_20_Internet_20_Link"><text:span text:style-name="T13">Enlace</text:span></text:a></text:p>
      <text:list xml:id="list90043418555694" text:continue-numbering="true" text:style-name="L1">
        <text:list-header>
          <text:p text:style-name="P57"/>
          <text:p text:style-name="P57"/>
        </text:list-header>
        <text:list-item>
          <text:p text:style-name="P35">Sobre que elementos se aplican as seguintes regras de estilo?</text:p>
        </text:list-item>
      </text:list>
      <table:table table:name="Táboa7" table:style-name="Táboa7">
        <table:table-column table:style-name="Táboa7.A"/>
        <table:table-row>
          <table:table-cell table:style-name="Táboa7.A1" office:value-type="string">
            <text:list xml:id="list90044448132082" text:continue-numbering="true" text:style-name="L1">
              <text:list-header>
                <text:p text:style-name="P35">p#aviso { ... }</text:p>
                <text:p text:style-name="P35">p #aviso { ... }</text:p>
                <text:p text:style-name="P35">p, #aviso { ... }</text:p>
              </text:list-header>
            </text:list>
          </table:table-cell>
        </table:table-row>
      </table:table>
      <text:p text:style-name="P3"/>
      <text:list xml:id="list90044312424393" text:continue-numbering="true" text:style-name="L1">
        <text:list-header>
          <text:p text:style-name="P57"/>
          <text:p text:style-name="P41">2. as p con id aviso</text:p>
          <text:p text:style-name="P41">3. as p e as etiquetas con id aviso</text:p>
          <text:p text:style-name="P57"/>
        </text:list-header>
        <text:list-item>
          <text:p text:style-name="P65"><text:span text:style-name="T1">Dado o seguinte código HTML, crea unha regra CSS que aplique estilos só ao parágrafo co atributo </text:span><text:span text:style-name="T6">class</text:span><text:span text:style-name="T1"> igual a “destacado”.</text:span></text:p>
        </text:list-item>
      </text:list>
      <table:table table:name="Táboa10" table:style-name="Táboa10">
        <table:table-column table:style-name="Táboa10.A"/>
        <table:table-row>
          <table:table-cell table:style-name="Táboa10.A1" office:value-type="string">
            <text:p text:style-name="P29">&lt;body&gt;</text:p>
            <text:p text:style-name="P29"><text:s text:c="4"/>&lt;p class="destacado"&gt;Lorem ipsum dolor sit amet...&lt;/p&gt;</text:p>
            <text:p text:style-name="P29"><text:s text:c="4"/>&lt;p&gt;Nunc sed lacus et &lt;a href="#" class="destacado"&gt;est adipiscing&lt;/a&gt; accumsan...&lt;/p&gt;</text:p>
            <text:p text:style-name="P29"><text:s text:c="4"/>&lt;p&gt;Class aptent taciti &lt;em class="destacado"&gt;sociosqu ad&lt;/em&gt; litora...&lt;/p&gt;</text:p>
            <text:p text:style-name="P29">&lt;/body&gt;</text:p>
          </table:table-cell>
        </table:table-row>
      </table:table>
      <text:p text:style-name="P13"/>
      <text:list xml:id="list90043834073653" text:continue-numbering="true" text:style-name="L1">
        <text:list-header>
          <text:p text:style-name="P42"/>
          <text:p text:style-name="P42">.<text:span text:style-name="T14">destavado {...}</text:span></text:p>
          <text:p text:style-name="P42"/>
        </text:list-header>
        <text:list-item>
          <text:p text:style-name="P36">Sobre que elementos se aplican as seguintes regras de estilo?</text:p>
        </text:list-item>
      </text:list>
      <table:table table:name="Táboa11" table:style-name="Táboa11">
        <table:table-column table:style-name="Táboa11.A"/>
        <table:table-row>
          <table:table-cell table:style-name="Táboa11.A1" office:value-type="string">
            <text:list xml:id="list90044626298367" text:continue-numbering="true" text:style-name="L1">
              <text:list-header>
                <text:p text:style-name="P36">p.aviso { ... }</text:p>
                <text:p text:style-name="P36">p .aviso { ... }</text:p>
                <text:p text:style-name="P36">p, .aviso { ... }</text:p>
              </text:list-header>
            </text:list>
          </table:table-cell>
        </table:table-row>
      </table:table>
      <text:list xml:id="list90045103308599" text:continue-numbering="true" text:style-name="L1">
        <text:list-header>
          <text:p text:style-name="P60">1. as p con class aviso.</text:p>
          <text:p text:style-name="P41">2. as p <text:span text:style-name="T15">e as</text:span> class aviso.</text:p>
          <text:p text:style-name="P41">3. as p e as etiquetas con class aviso.</text:p>
          <text:p text:style-name="P42"/>
        </text:list-header>
        <text:list-item>
          <text:p text:style-name="P37">Se temos as seguintes regras de estilo:</text:p>
        </text:list-item>
      </text:list>
      <table:table table:name="Táboa29" table:style-name="Táboa29">
        <table:table-column table:style-name="Táboa29.A"/>
        <table:table-row>
          <table:table-cell table:style-name="Táboa29.A1" office:value-type="string">
            <text:p text:style-name="P28">.error.destacado { color: red; font-weight: bold; }</text:p>
          </table:table-cell>
        </table:table-row>
      </table:table>
      <text:list xml:id="list90043524764055" text:continue-numbering="true" text:style-name="L1">
        <text:list-header>
          <text:p text:style-name="P43"/>
          <text:p text:style-name="P43">E o seguinte código HTML:</text:p>
        </text:list-header>
      </text:list>
      <table:table table:name="Táboa30" table:style-name="Táboa30">
        <table:table-column table:style-name="Táboa30.A"/>
        <text:soft-page-break/>
        <table:table-row>
          <table:table-cell table:style-name="Táboa30.A1" office:value-type="string">
            <text:list xml:id="list90045079104277" text:continue-numbering="true" text:style-name="L1">
              <text:list-header>
                <text:p text:style-name="P70">&lt;p class="especial destacado error"&gt;Parágrafo de texto...&lt;/p&gt;</text:p>
              </text:list-header>
            </text:list>
          </table:table-cell>
        </table:table-row>
      </table:table>
      <text:list xml:id="list90043077888961" text:continue-numbering="true" text:style-name="L1">
        <text:list-header>
          <text:p text:style-name="P43"/>
          <text:p text:style-name="P43">Explica cal será a saída por pantalla:</text:p>
          <text:p text:style-name="P58"><text:span text:style-name="T8">Parágrafo de texto...</text:span> </text:p>
          <text:p text:style-name="P58"/>
        </text:list-header>
        <text:list-item>
          <text:p text:style-name="P38">Se temos as seguintes regras de estilo:</text:p>
        </text:list-item>
      </text:list>
      <table:table table:name="Táboa12" table:style-name="Táboa12">
        <table:table-column table:style-name="Táboa12.A"/>
        <table:table-row>
          <table:table-cell table:style-name="Táboa12.A1" office:value-type="string">
            <text:p text:style-name="P27">.error { color: red; }</text:p>
            <text:p text:style-name="P27">.destacado { font-size: 15px; }</text:p>
            <text:p text:style-name="P27">.especial { font-weight: bold; }</text:p>
          </table:table-cell>
        </table:table-row>
      </table:table>
      <text:p text:style-name="P8"/>
      <text:list xml:id="list90044543463755" text:continue-numbering="true" text:style-name="L1">
        <text:list-header>
          <text:p text:style-name="P44">E o seguinte código HTML:</text:p>
        </text:list-header>
      </text:list>
      <table:table table:name="Táboa13" table:style-name="Táboa13">
        <table:table-column table:style-name="Táboa13.A"/>
        <table:table-row>
          <table:table-cell table:style-name="Táboa13.A1" office:value-type="string">
            <text:p text:style-name="P27">&lt;p class="especial destacado error"&gt;Parágrafo de texto...&lt;/p&gt;</text:p>
          </table:table-cell>
        </table:table-row>
      </table:table>
      <text:list xml:id="list90044500594931" text:continue-numbering="true" text:style-name="L1">
        <text:list-header>
          <text:p text:style-name="P44"/>
          <text:p text:style-name="P44">Explica cal será a saída por pantalla:</text:p>
          <text:p text:style-name="P42"/>
          <text:p text:style-name="P42"><text:span text:style-name="T11">Parágrafo de texto...</text:span> </text:p>
          <text:p text:style-name="P59"/>
        </text:list-header>
        <text:list-item>
          <text:p text:style-name="P49">Escribe os seguintes selectores:</text:p>
        </text:list-item>
      </text:list>
      <table:table table:name="Táboa14" table:style-name="Táboa14">
        <table:table-column table:style-name="Táboa14.A"/>
        <table:table-column table:style-name="Táboa14.B"/>
        <table:table-row>
          <table:table-cell table:style-name="Táboa14.A1" office:value-type="string">
            <text:p text:style-name="P23">Selector que selecciona as ligazóns contidas dentro de listas ordenadas.</text:p>
          </table:table-cell>
          <table:table-cell table:style-name="Táboa14.B1" office:value-type="string">
            <text:p text:style-name="P5"/>
          </table:table-cell>
        </table:table-row>
        <table:table-row>
          <table:table-cell table:style-name="Táboa14.A2" office:value-type="string">
            <text:p text:style-name="P23">Selector que selecciona o obxecto con ID paragrPrincipal.</text:p>
          </table:table-cell>
          <table:table-cell table:style-name="Táboa14.B2" office:value-type="string">
            <text:p text:style-name="P5"/>
          </table:table-cell>
        </table:table-row>
        <table:table-row>
          <table:table-cell table:style-name="Táboa14.A2" office:value-type="string">
            <text:p text:style-name="P23">Selector que selecciona a imaxe con ID fondo.</text:p>
          </table:table-cell>
          <table:table-cell table:style-name="Táboa14.B2" office:value-type="string">
            <text:p text:style-name="P5"/>
          </table:table-cell>
        </table:table-row>
        <table:table-row>
          <table:table-cell table:style-name="Táboa14.A2" office:value-type="string">
            <text:p text:style-name="P23">Selector que selecciona unha lista desordenada que emprega a clase listaPrincipal.</text:p>
          </table:table-cell>
          <table:table-cell table:style-name="Táboa14.B2" office:value-type="string">
            <text:p text:style-name="P25"/>
          </table:table-cell>
        </table:table-row>
        <table:table-row>
          <table:table-cell table:style-name="Táboa14.A2" office:value-type="string">
            <text:p text:style-name="P30">Selector que selecciona todos os TR e todos os input.</text:p>
          </table:table-cell>
          <table:table-cell table:style-name="Táboa14.B2" office:value-type="string">
            <text:p text:style-name="P6"/>
          </table:table-cell>
        </table:table-row>
      </table:table>
      <text:p text:style-name="P14"/>
      <text:p text:style-name="P4"/>
      <text:p text:style-name="P4">Combinación de selectores</text:p>
      <text:list xml:id="list90044125414720" text:continue-numbering="true" text:style-name="L1">
        <text:list-item>
          <text:p text:style-name="P39">Se temos as seguintes regras de estilo:</text:p>
        </text:list-item>
      </text:list>
      <table:table table:name="Táboa17" table:style-name="Táboa17">
        <table:table-column table:style-name="Táboa17.A"/>
        <table:table-row>
          <table:table-cell table:style-name="Táboa17.A1" office:value-type="string">
            <text:list xml:id="list90043170387000" text:continue-numbering="true" text:style-name="L1">
              <text:list-header>
                <text:p text:style-name="P71">p a { color: red; }</text:p>
              </text:list-header>
            </text:list>
          </table:table-cell>
        </table:table-row>
      </table:table>
      <text:list xml:id="list90044049993713" text:continue-numbering="true" text:style-name="L1">
        <text:list-header>
          <text:p text:style-name="P45"/>
          <text:p text:style-name="P46">E o seguinte código HTML:</text:p>
        </text:list-header>
      </text:list>
      <table:table table:name="Táboa18" table:style-name="Táboa18">
        <table:table-column table:style-name="Táboa18.A"/>
        <table:table-row>
          <table:table-cell table:style-name="Táboa18.A1" office:value-type="string">
            <text:list xml:id="list90043672783091" text:continue-numbering="true" text:style-name="L1">
              <text:list-header>
                <text:p text:style-name="P72">&lt;p&gt;&lt;a href="#"&gt;Enlace1&lt;/a&gt;&lt;/p&gt;</text:p>
                <text:p text:style-name="P72">&lt;p&gt;&lt;span&gt;&lt;a href="#"&gt;Enlace2&lt;/a&gt;&lt;/span&gt;&lt;/p&gt;</text:p>
                <text:p text:style-name="P72">&lt;p&gt;&lt;a href="#"&gt;&lt;span&gt;Texto2&lt;/span&gt;&lt;/a&gt;&lt;/p&gt;</text:p>
              </text:list-header>
            </text:list>
          </table:table-cell>
        </table:table-row>
      </table:table>
      <text:list xml:id="list90044247358756" text:continue-numbering="true" text:style-name="L1">
        <text:list-header>
          <text:p text:style-name="P47"/>
          <text:p text:style-name="P48">Explica cal será a saída por pantalla:</text:p>
        </text:list-header>
      </text:list>
      <text:p text:style-name="P9"/>
      <text:p text:style-name="P10"><text:soft-page-break/><text:a xlink:type="simple" xlink:href="#" text:style-name="Internet_20_link" text:visited-style-name="Visited_20_Internet_20_Link"><text:span text:style-name="T8">Enlace1</text:span></text:a></text:p>
      <text:p text:style-name="P31"><text:a xlink:type="simple" xlink:href="#" text:style-name="Internet_20_link" text:visited-style-name="Visited_20_Internet_20_Link"><text:span text:style-name="T9">Enlace2</text:span></text:a></text:p>
      <text:p text:style-name="P31"><text:a xlink:type="simple" xlink:href="#" text:style-name="Internet_20_link" text:visited-style-name="Visited_20_Internet_20_Link"><text:span text:style-name="T9">Texto2</text:span></text:a></text:p>
      <text:p text:style-name="P9"/>
      <text:p text:style-name="P9"/>
      <text:list xml:id="list90043580639776" text:continue-numbering="true" text:style-name="L1">
        <text:list-item>
          <text:p text:style-name="P40">Se temos as seguintes regras de estilo:</text:p>
        </text:list-item>
      </text:list>
      <table:table table:name="Táboa19" table:style-name="Táboa19">
        <table:table-column table:style-name="Táboa19.A"/>
        <table:table-row>
          <table:table-cell table:style-name="Táboa19.A1" office:value-type="string">
            <text:list xml:id="list90045061791653" text:continue-numbering="true" text:style-name="L1">
              <text:list-header>
                <text:p text:style-name="P71">p &gt; a { color: red; }</text:p>
              </text:list-header>
            </text:list>
          </table:table-cell>
        </table:table-row>
      </table:table>
      <text:list xml:id="list90044869918249" text:continue-numbering="true" text:style-name="L1">
        <text:list-header>
          <text:p text:style-name="P46"/>
          <text:p text:style-name="P47">E o seguinte código HTML:</text:p>
        </text:list-header>
      </text:list>
      <table:table table:name="Táboa20" table:style-name="Táboa20">
        <table:table-column table:style-name="Táboa20.A"/>
        <table:table-row>
          <table:table-cell table:style-name="Táboa20.A1" office:value-type="string">
            <text:list xml:id="list90044549884525" text:continue-numbering="true" text:style-name="L1">
              <text:list-header>
                <text:p text:style-name="P72">&lt;p&gt;&lt;a href="#"&gt;Enlace1&lt;/a&gt;&lt;/p&gt;</text:p>
                <text:p text:style-name="P72">&lt;p&gt;&lt;span&gt;&lt;a href="#"&gt;Enlace2&lt;/a&gt;&lt;/span&gt;&lt;/p&gt;</text:p>
                <text:p text:style-name="P72">&lt;p&gt;&lt;a href="#"&gt;&lt;span&gt;Texto2&lt;/span&gt;&lt;/a&gt;&lt;/p&gt;</text:p>
              </text:list-header>
            </text:list>
          </table:table-cell>
        </table:table-row>
      </table:table>
      <text:list xml:id="list90045016869771" text:continue-numbering="true" text:style-name="L1">
        <text:list-header>
          <text:p text:style-name="P47"/>
          <text:p text:style-name="P47">Explica cal será a saída por pantalla:</text:p>
        </text:list-header>
      </text:list>
      <text:p text:style-name="P11"/>
      <text:p text:style-name="P12"><text:a xlink:type="simple" xlink:href="#" text:style-name="Internet_20_link" text:visited-style-name="Visited_20_Internet_20_Link"><text:span text:style-name="T8">Enlace1</text:span></text:a></text:p>
      <text:p text:style-name="P31"><text:a xlink:type="simple" xlink:href="#" text:style-name="Internet_20_link" text:visited-style-name="Visited_20_Internet_20_Link"><text:span text:style-name="T12">Enlace2</text:span></text:a></text:p>
      <text:p text:style-name="P31"><text:a xlink:type="simple" xlink:href="#" text:style-name="Internet_20_link" text:visited-style-name="Visited_20_Internet_20_Link"><text:span text:style-name="T9">Texto2</text:span></text:a></text:p>
      <text:p text:style-name="P11"/>
      <text:p text:style-name="P11"/>
      <text:p text:style-name="P11"/>
      <text:p text:style-name="P26">Pseudo-clases e pseudo-elementos e máis</text:p>
      <text:list xml:id="list90045006543668" text:continue-numbering="true" text:style-name="L1">
        <text:list-item>
          <text:p text:style-name="P66">Crea unha páxina HTML que teña dúas ligazóns a dúas páxinas externas. Aplícalle as seguintes regras:</text:p>
        </text:list-item>
      </text:list>
      <table:table table:name="Táboa21" table:style-name="Táboa21">
        <table:table-column table:style-name="Táboa21.A"/>
        <table:table-row>
          <table:table-cell table:style-name="Táboa21.A1" office:value-type="string">
            <text:list xml:id="list90044256937416" text:continue-numbering="true" text:style-name="L1">
              <text:list-header>
                <text:p text:style-name="P73">a:link {color: red;}</text:p>
                <text:p text:style-name="P73">a:visited {color: blue;}</text:p>
                <text:p text:style-name="P73">a:hover {color: fuchsia;}</text:p>
              </text:list-header>
            </text:list>
          </table:table-cell>
        </table:table-row>
      </table:table>
      <text:p text:style-name="P22"/>
      <text:list xml:id="list90044981273291" text:continue-numbering="true" text:style-name="L1">
        <text:list-header>
          <text:p text:style-name="P67">Explica para que serve cada unha delas:</text:p>
        </text:list-header>
      </text:list>
      <text:p text:style-name="P21"/>
      <text:p text:style-name="P24">Link: para páxinas inda non visitadas.</text:p>
      <text:p text:style-name="P24">Visited: páxinas xa visitadas.</text:p>
      <text:p text:style-name="P24">Hover: páxinas xusto cando estas clickando o enlace.</text:p>
      <text:p text:style-name="P21"/>
      <text:list xml:id="list90044888038914" text:continue-numbering="true" text:style-name="L1">
        <text:list-item>
          <text:p text:style-name="P69"><text:soft-page-break/>Elimina as regras anteriores, aplícalles as seguintes e explica para que serven:</text:p>
        </text:list-item>
      </text:list>
      <table:table table:name="Táboa22" table:style-name="Táboa22">
        <table:table-column table:style-name="Táboa22.A"/>
        <table:table-row>
          <table:table-cell table:style-name="Táboa22.A1" office:value-type="string">
            <text:list xml:id="list1837550021" text:style-name="L2">
              <text:list-header>
                <text:p text:style-name="P74">a:link {color: red; text-decoration: none;}</text:p>
                <text:p text:style-name="P74">a:visited {color: blue; text-decoration: none;}</text:p>
                <text:p text:style-name="P74">a:hover {color: red; text-decoration: underline;}</text:p>
              </text:list-header>
            </text:list>
          </table:table-cell>
        </table:table-row>
      </table:table>
      <text:list xml:id="list90043757861081" text:continue-numbering="true" text:style-name="L2">
        <text:list-header>
          <text:p text:style-name="P68"/>
          <text:p text:style-name="P68">Explica para que serve cada unha delas:</text:p>
        </text:list-header>
      </text:list>
      <text:p text:style-name="P20"/>
      <text:p text:style-name="P20"/>
      <text:p text:style-name="P20"/>
      <text:p text:style-name="P20"/>
      <text:p text:style-name="P20"/>
      <text:list xml:id="list90043574513553" text:continue-numbering="true" text:style-name="L2">
        <text:list-header>
          <text:p text:style-name="P50"/>
        </text:list-header>
      </text:list>
      <text:p text:style-name="P16"/>
      <text:list xml:id="list90043696602031" text:continue-numbering="true" text:style-name="L2">
        <text:list-item>
          <text:p text:style-name="P54"><text:span text:style-name="T4">Escribe a regra </text:span><text:span text:style-name="T5">CSS</text:span><text:span text:style-name="T4"> para que a primeira letra dun parágrafo teña un tamaño de fonte de 50px.</text:span></text:p>
        </text:list-item>
      </text:list>
      <text:p text:style-name="P15"/>
      <text:p text:style-name="P15"/>
      <text:p text:style-name="P15"/>
      <text:p text:style-name="P15"/>
      <text:list xml:id="list90044673978407" text:continue-numbering="true" text:style-name="L2">
        <text:list-item>
          <text:p text:style-name="P54"><text:span text:style-name="T4">Escribe a regra </text:span><text:span text:style-name="T5">CSS</text:span><text:span text:style-name="T4"> para que </text:span><text:span text:style-name="T5">o primeiro tr dunha táboa teña un fondo gris.</text:span></text:p>
        </text:list-item>
      </text:list>
      <text:p text:style-name="P18"/>
      <text:p text:style-name="P18"/>
      <text:p text:style-name="P18"/>
      <text:list xml:id="list90044109426059" text:continue-numbering="true" text:style-name="L2">
        <text:list-item>
          <text:p text:style-name="P51">Escribe a regra CSS para que todos os elementos que teñan asignada unha clase que comece polo texto “prin” se lle asigne unha cor de letra vermella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2T22:52:42.586619587</meta:creation-date>
    <dc:date>2022-11-25T08:59:53.120824295</dc:date>
    <meta:editing-duration>PT2H25M43S</meta:editing-duration>
    <meta:editing-cycles>31</meta:editing-cycles>
    <meta:generator>LibreOffice/7.3.6.2$Linux_X86_64 LibreOffice_project/30$Build-2</meta:generator>
    <meta:document-statistic meta:table-count="20" meta:image-count="0" meta:object-count="0" meta:page-count="5" meta:paragraph-count="102" meta:word-count="598" meta:character-count="3733" meta:non-whitespace-character-count="3235"/>
  </office:meta>
</office:document-meta>
</file>